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eite 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te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" office:value-type="string" calcext:value-type="string">
            <text:p>X</text:p>
          </table:table-cell>
          <table:table-cell table:style-name="ce1"/>
          <table:table-cell table:number-columns-repeated="4" table:style-name="ce1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ite 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eite 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a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7 / E7</text:p>
          </table:table-cell>
          <table:table-cell office:value-type="string" calcext:value-type="string">
            <text:p>C7maj</text:p>
          </table:table-cell>
          <table:table-cell office:value-type="string" calcext:value-type="string">
            <text:p>F7maj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E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ite 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ite 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table:style-name="ce7"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3" table:formula="of:=CONCATENATE([.D3]; [.E3])" office:value-type="string" office:string-value="fa" calcext:value-type="string">
            <text:p>fa</text:p>
          </table:table-cell>
          <table:table-cell table:style-name="ce3" table:formula="of:=CONCATENATE([.D4];[.E4]; [.D3];[.E3])" office:value-type="string" office:string-value="acfa" calcext:value-type="string">
            <text:p>acfa</text:p>
          </table:table-cell>
          <table:table-cell table:style-name="ce1" table:formula="of:=CONCATENATE([.D3];[.E3];[.D5];[.E5])" office:value-type="string" office:string-value="face" calcext:value-type="string">
            <text:p>face</text:p>
          </table:table-cell>
          <table:table-cell table:style-name="ce1" table:formula="of:=CONCATENATE([.D3];[.E3];[.D6];[.E6])" office:value-type="string" office:string-value="faeg" calcext:value-type="string">
            <text:p>faeg</text:p>
          </table:table-cell>
          <table:table-cell table:style-name="ce1" table:formula="of:=CONCATENATE([.D3];[.E3];[.D7];[.E7])" office:value-type="string" office:string-value="fagh" calcext:value-type="string">
            <text:p>fagh</text:p>
          </table:table-cell>
          <table:table-cell table:style-name="ce1" table:formula="of:=CONCATENATE([.D3];[.E3];[.D8];[.E8])" office:value-type="string" office:string-value="fahd" calcext:value-type="string">
            <text:p>fahd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1" table:formula="of:=CONCATENATE([.D4];[.E4])" office:value-type="string" office:string-value="ac" calcext:value-type="string">
            <text:p>ac</text:p>
          </table:table-cell>
          <table:table-cell table:style-name="ce1" table:formula="of:=CONCATENATE([.D4];[.E4];[.D5];[.E5])" office:value-type="string" office:string-value="acce" calcext:value-type="string">
            <text:p>acce</text:p>
          </table:table-cell>
          <table:table-cell table:style-name="ce1" table:formula="of:=CONCATENATE([.D4];[.E4];[.D6];[.E6])" office:value-type="string" office:string-value="aceg" calcext:value-type="string">
            <text:p>aceg</text:p>
          </table:table-cell>
          <table:table-cell table:style-name="ce1" table:formula="of:=CONCATENATE([.D4];[.E4];[.D7];[.E7])" office:value-type="string" office:string-value="acgh" calcext:value-type="string">
            <text:p>acgh</text:p>
          </table:table-cell>
          <table:table-cell table:style-name="ce1" table:formula="of:=CONCATENATE([.D4];[.E4];[.D8];[.E8])" office:value-type="string" office:string-value="achd" calcext:value-type="string">
            <text:p>achd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table:number-columns-repeated="2"/>
          <table:table-cell table:style-name="ce1" table:formula="of:=CONCATENATE([.D5];[.E5])" office:value-type="string" office:string-value="ce" calcext:value-type="string">
            <text:p>ce</text:p>
          </table:table-cell>
          <table:table-cell table:style-name="ce1" table:formula="of:=CONCATENATE([.D5];[.E5];[.D6];[.E6])" office:value-type="string" office:string-value="ceeg" calcext:value-type="string">
            <text:p>ceeg</text:p>
          </table:table-cell>
          <table:table-cell table:style-name="ce1" table:formula="of:=CONCATENATE([.D5];[.E5];[.D7];[.E7])" office:value-type="string" office:string-value="cegh" calcext:value-type="string">
            <text:p>cegh</text:p>
          </table:table-cell>
          <table:table-cell table:style-name="ce1" table:formula="of:=CONCATENATE([.D5];[.E5];[.D8];[.E8])" office:value-type="string" office:string-value="cehd" calcext:value-type="string">
            <text:p>cehd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table:number-columns-repeated="3"/>
          <table:table-cell table:style-name="ce1" table:formula="of:=CONCATENATE([.D6];[.E6])" office:value-type="string" office:string-value="eg" calcext:value-type="string">
            <text:p>eg</text:p>
          </table:table-cell>
          <table:table-cell table:style-name="ce1" table:formula="of:=CONCATENATE([.D6];[.E6];[.D7];[.E7])" office:value-type="string" office:string-value="eggh" calcext:value-type="string">
            <text:p>eggh</text:p>
          </table:table-cell>
          <table:table-cell table:style-name="ce1" table:formula="of:=CONCATENATE([.D6];[.E6];[.D8];[.E8])" office:value-type="string" office:string-value="eghd" calcext:value-type="string">
            <text:p>eghd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" table:number-columns-repeated="4"/>
          <table:table-cell table:style-name="ce1" table:formula="of:=CONCATENATE([.D7];[.E7])" office:value-type="string" office:string-value="gh" calcext:value-type="string">
            <text:p>gh</text:p>
          </table:table-cell>
          <table:table-cell table:style-name="ce1" table:formula="of:=CONCATENATE([.D7];[.E7];[.D8];[.E8])" office:value-type="string" office:string-value="ghhd" calcext:value-type="string">
            <text:p>ghhd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4" table:number-columns-repeated="5"/>
          <table:table-cell table:style-name="ce1" table:formula="of:=CONCATENATE([.D8];[.E8])" office:value-type="string" office:string-value="hd" calcext:value-type="string">
            <text:p>hd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F_</text:p>
          </table:table-cell>
          <table:table-cell table:style-name="ce5" office:value-type="string" calcext:value-type="string">
            <text:p>F</text:p>
          </table:table-cell>
          <table:table-cell table:style-name="ce1" office:value-type="string" calcext:value-type="string">
            <text:p>F7maj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1" office:value-type="string" calcext:value-type="string">
            <text:p>a_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7</text:p>
          </table:table-cell>
          <table:table-cell table:number-columns-repeated="2" table:style-name="ce1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table:number-columns-repeated="2"/>
          <table:table-cell table:style-name="ce1" office:value-type="string" calcext:value-type="string">
            <text:p>C_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7maj</text:p>
          </table:table-cell>
          <table:table-cell table:style-name="ce1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table:number-columns-repeated="3"/>
          <table:table-cell table:style-name="ce1" office:value-type="string" calcext:value-type="string">
            <text:p>e_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7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" table:number-columns-repeated="4"/>
          <table:table-cell table:style-name="ce1" office:value-type="string" calcext:value-type="string">
            <text:p>G_</text:p>
          </table:table-cell>
          <table:table-cell table:style-name="ce1" office:value-type="string" calcext:value-type="string">
            <text:p>G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4" table:number-columns-repeated="5"/>
          <table:table-cell table:style-name="ce1" office:value-type="string" calcext:value-type="string">
            <text:p>h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.00.0000</text:date>, <text:time style:data-style-name="N2" text:time-value="18:21:58.1516450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8:29.034734897</meta:creation-date>
    <dc:date>2016-11-29T19:39:02.150679077</dc:date>
    <meta:editing-duration>PT12M5S</meta:editing-duration>
    <meta:editing-cycles>2</meta:editing-cycles>
    <meta:generator>LibreOffice/5.1.4.2$Linux_X86_64 LibreOffice_project/10m0$Build-2</meta:generator>
    <meta:document-statistic meta:table-count="1" meta:cell-count="107" meta:object-count="0"/>
  </office:meta>
</office:document-meta>
</file>